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paragraph-rsid="00077db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style:font-name="Courier New" fo:font-size="10.5pt" fo:letter-spacing="normal" fo:font-style="normal" fo:font-weight="normal" officeooo:paragraph-rsid="0008700e"/>
    </style:style>
    <style:style style:name="P3" style:family="paragraph" style:parent-style-name="Preformatted_20_Text">
      <style:text-properties fo:font-variant="normal" fo:text-transform="none" fo:color="#000000" loext:opacity="100%" style:font-name="Courier New" fo:font-size="10.5pt" fo:letter-spacing="normal" fo:font-style="normal" fo:font-weight="normal" officeooo:rsid="000b294f" officeooo:paragraph-rsid="00077dbd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paragraph-rsid="0007048c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paragraph-rsid="0007048c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paragraph-rsid="00077dbd" style:font-weight-asian="bold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rsid="00077dbd" officeooo:paragraph-rsid="00077dbd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rsid="00077dbd" officeooo:paragraph-rsid="00077dbd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bold" officeooo:rsid="0008700e" officeooo:paragraph-rsid="0008700e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normal" officeooo:rsid="00077dbd" officeooo:paragraph-rsid="00077dbd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style:text-underline-style="solid" style:text-underline-width="auto" style:text-underline-color="font-color" fo:font-weight="normal" officeooo:rsid="0008700e" officeooo:paragraph-rsid="0008700e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loext:opacity="100%" style:font-name="Courier New" fo:font-size="10.5pt" fo:letter-spacing="normal" fo:font-style="normal" style:text-underline-style="none" fo:font-weight="normal" officeooo:rsid="0008700e" officeooo:paragraph-rsid="0008700e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 officeooo:paragraph-rsid="00077db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fo:font-variant="normal" fo:text-transform="none" fo:color="#000000" loext:opacity="100%" fo:letter-spacing="normal" officeooo:paragraph-rsid="0008700e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/>
      <style:text-properties officeooo:paragraph-rsid="0008700e"/>
    </style:style>
    <style:style style:name="P16" style:family="paragraph" style:parent-style-name="Standard">
      <style:text-properties officeooo:rsid="000b294f" officeooo:paragraph-rsid="00077db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cfe6" style:font-size-asian="12pt" style:font-size-complex="12pt"/>
    </style:style>
    <style:style style:name="T3" style:family="text">
      <style:text-properties fo:font-size="12pt" officeooo:rsid="0007048c" style:font-size-asian="12pt" style:font-size-complex="12pt"/>
    </style:style>
    <style:style style:name="T4" style:family="text">
      <style:text-properties fo:font-size="12pt" officeooo:rsid="00077dbd" style:font-size-asian="12pt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ecfe6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7048c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9" style:family="text">
      <style:text-properties style:text-underline-style="none" style:font-size-asian="12pt" style:font-weight-asian="normal" style:font-size-complex="12pt" style:font-weight-complex="normal"/>
    </style:style>
    <style:style style:name="T10" style:family="text">
      <style:text-properties style:text-underline-style="none" style:font-size-asian="12pt" style:font-size-complex="12pt"/>
    </style:style>
    <style:style style:name="T11" style:family="text">
      <style:text-properties style:font-name="Courier New" fo:font-size="10.5pt" fo:font-style="normal" fo:font-weight="normal"/>
    </style:style>
    <style:style style:name="T12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/></text:p>
      <text:p text:style-name="P4"><text:span text:style-name="T2">ASSIGNMENT NO : 4 (21330</text:span><text:span text:style-name="T4">)</text:span></text:p>
      <text:p text:style-name="P4"><text:span text:style-name="T4"/></text:p>
      <text:p text:style-name="P4"><text:span text:style-name="T2"/></text:p>
      <text:p text:style-name="P6"><text:span text:style-name="T3">TITLE : </text:span></text:p>
      <text:p text:style-name="P6"><text:span text:style-name="T7"/></text:p>
      <text:p text:style-name="P6"><text:span text:style-name="T6">Named PL/SQL Block: PL/SQL Stored Procedure and Stored Function. Write a Stored Procedure namely proc_Grade for the categorization of student. If marks scored by students in examination is &lt;=1500 and marks&gt;=990 then student will be placed in distinction category if marks scored are between 989 and900 category is first class, if marks899and 825 category is Higher Second Class. Write a PL/SQLblock to use procedure created with above requirement. Stud_Marks(name, total_marks) Result(Roll,Name, Class)</text:span></text:p>
      <text:p text:style-name="P6"><text:span text:style-name="T6"/></text:p>
      <text:p text:style-name="P5"><text:span text:style-name="T6"/></text:p>
      <text:p text:style-name="P7"><text:span text:style-name="T2">C</text:span><text:span text:style-name="T1">REATE TABLE Stud_Marks;</text:span></text:p>
      <text:p text:style-name="P7"><text:span text:style-name="T5"/></text:p>
      <text:p text:style-name="P16"/>
      <text:p text:style-name="P3">CREATE TABLE Stud_Marks (</text:p>
      <text:p text:style-name="P13"><text:s text:c="4"/><text:span text:style-name="T11">Roll INT AUTO_INCREMENT PRIMARY KEY,</text:span></text:p>
      <text:p text:style-name="P13"><text:s text:c="4"/><text:span text:style-name="T11">Name VARCHAR(255),</text:span></text:p>
      <text:p text:style-name="P13"><text:s text:c="4"/><text:span text:style-name="T11">Total_Marks INT</text:span></text:p>
      <text:p text:style-name="P10"><text:span text:style-name="T8">);</text:span></text:p>
      <text:p text:style-name="P10"><text:span text:style-name="T8"/></text:p>
      <text:p text:style-name="P8"><text:span text:style-name="T1">CREATE TABLE Result:</text:span></text:p>
      <text:p text:style-name="P10"><text:span text:style-name="T5"/></text:p>
      <text:p text:style-name="P1">CREATE TABLE Result (</text:p>
      <text:p text:style-name="P13"><text:s text:c="5"/><text:span text:style-name="T11">Roll INT,</text:span></text:p>
      <text:p text:style-name="P13"><text:s text:c="5"/><text:span text:style-name="T11">Name VARCHAR(255),</text:span></text:p>
      <text:p text:style-name="P13"><text:s text:c="5"/><text:span text:style-name="T11">Class VARCHAR(255)</text:span></text:p>
      <text:p text:style-name="P10"><text:span text:style-name="T8"><text:s/></text:span><text:span text:style-name="T9">);</text:span></text:p>
      <text:p text:style-name="P10"><text:span text:style-name="T9"/></text:p>
      <text:p text:style-name="P8"><text:span text:style-name="T12">INSERT VALUES ( RECORDS ) IN Stud_Marks TABLE:</text:span></text:p>
      <text:p text:style-name="P8"><text:span text:style-name="T12"/></text:p>
      <text:p text:style-name="P10"><text:span text:style-name="T9"/></text:p>
      <text:p text:style-name="P10"><text:span text:style-name="T9">INSERT INTO Stud_Marks (Name, Total_Marks) VALUES</text:span></text:p>
      <text:p text:style-name="P10"><text:span text:style-name="T9"><text:s text:c="4"/>('Aarav Patel', 1200),</text:span></text:p>
      <text:p text:style-name="P10"><text:span text:style-name="T9"><text:s text:c="4"/>('Vivaan Sharma', 980),</text:span></text:p>
      <text:p text:style-name="P10"><text:span text:style-name="T9"><text:s text:c="4"/>('Ishita Gupta', 890),</text:span></text:p>
      <text:p text:style-name="P10"><text:span text:style-name="T9"><text:s text:c="4"/>('Aanya Mehta', 1400),</text:span></text:p>
      <text:p text:style-name="P10"><text:span text:style-name="T9"><text:s text:c="4"/>('Arjun Reddy', 825),</text:span></text:p>
      <text:p text:style-name="P10"><text:span text:style-name="T9"><text:s text:c="4"/>('Saanvi Kapoor', 1500),</text:span></text:p>
      <text:p text:style-name="P10"><text:span text:style-name="T9"><text:s text:c="4"/>('Aditya Desai', 910),</text:span></text:p>
      <text:p text:style-name="P10"><text:span text:style-name="T9"><text:s text:c="4"/>('Mia Jain', 860),</text:span></text:p>
      <text:p text:style-name="P10"><text:span text:style-name="T9"><text:s text:c="4"/>('Rohan Singh', 1120),</text:span></text:p>
      <text:p text:style-name="P10"><text:span text:style-name="T9"><text:s text:c="4"/>('Neha Singh', 940);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8"><text:span text:style-name="T12">PRINT VALUES FROM Stud_Marks TABLE:</text:span></text:p>
      <text:p text:style-name="P10"><text:span text:style-name="T9"/></text:p>
      <text:p text:style-name="P10"><text:span text:style-name="T9">SELECT * FROM Stud_Marks;</text:span></text:p>
      <text:p text:style-name="P10"><text:span text:style-name="T9"/></text:p>
      <text:p text:style-name="P10"><text:span text:style-name="T9">+------+---------------+-------------+</text:span></text:p>
      <text:p text:style-name="P10"><text:span text:style-name="T9">| Roll | Name <text:s text:c="9"/>| Total_Marks |</text:span></text:p>
      <text:p text:style-name="P10"><text:span text:style-name="T9">+------+---------------+-------------+</text:span></text:p>
      <text:p text:style-name="P10"><text:span text:style-name="T9">| <text:s text:c="3"/>1 | Aarav Patel <text:s text:c="2"/>| <text:s text:c="7"/>1200 |</text:span></text:p>
      <text:p text:style-name="P10"><text:span text:style-name="T9">| <text:s text:c="3"/>2 | Vivaan Sharma | <text:s text:c="8"/>980 |</text:span></text:p>
      <text:p text:style-name="P10"><text:span text:style-name="T9">| <text:s text:c="3"/>3 | Ishita Gupta <text:s/>| <text:s text:c="8"/>890 |</text:span></text:p>
      <text:p text:style-name="P10"><text:span text:style-name="T9">| <text:s text:c="3"/>4 | Aanya Mehta <text:s text:c="2"/>| <text:s text:c="7"/>1400 |</text:span></text:p>
      <text:p text:style-name="P10"><text:span text:style-name="T9">| <text:s text:c="3"/>5 | Arjun Reddy <text:s text:c="2"/>| <text:s text:c="8"/>825 |</text:span></text:p>
      <text:p text:style-name="P10"><text:span text:style-name="T9">| <text:s text:c="3"/>6 | Saanvi Kapoor | <text:s text:c="7"/>1500 |</text:span></text:p>
      <text:p text:style-name="P10"><text:span text:style-name="T9">| <text:s text:c="3"/>7 | Aditya Desai <text:s/>| <text:s text:c="8"/>910 |</text:span></text:p>
      <text:p text:style-name="P10"><text:span text:style-name="T9">| <text:s text:c="3"/>8 | Mia Jain <text:s text:c="5"/>| <text:s text:c="8"/>860 |</text:span></text:p>
      <text:p text:style-name="P10"><text:span text:style-name="T9">| <text:s text:c="3"/>9 | Rohan Singh <text:s text:c="2"/>| <text:s text:c="7"/>1120 |</text:span></text:p>
      <text:p text:style-name="P10"><text:span text:style-name="T9">| <text:s text:c="2"/>10 | Neha Singh <text:s text:c="3"/>| <text:s text:c="8"/>940 |</text:span></text:p>
      <text:p text:style-name="P10"><text:span text:style-name="T9">+------+---------------+-------------+</text:span></text:p>
      <text:p text:style-name="P10"><text:span text:style-name="T9"><text:s/></text:span></text:p>
      <text:p text:style-name="P10"><text:span text:style-name="T9"/></text:p>
      <text:p text:style-name="P9"><text:span text:style-name="T12">CREATE PROCEDURE Proc_Grade:</text:span></text:p>
      <text:p text:style-name="P11"><text:span text:style-name="T9"/></text:p>
      <text:p text:style-name="P2">DELIMITER &amp;&amp;</text:p>
      <text:p text:style-name="P2">CREATE PROCEDURE proc_Grade(IN s_roll INT, IN s_name VARCHAR(100), OUT s_class VARCHAR(100))</text:p>
      <text:p text:style-name="P2">BEGIN</text:p>
      <text:p text:style-name="P14"><text:s text:c="4"/><text:span text:style-name="T11">DECLARE s_marks INT;</text:span></text:p>
      <text:p text:style-name="P15"/>
      <text:p text:style-name="P14"><text:s text:c="4"/><text:span text:style-name="T11">SELECT Total_Marks INTO s_marks</text:span></text:p>
      <text:p text:style-name="P14"><text:s text:c="4"/><text:span text:style-name="T11">FROM Stud_Marks</text:span></text:p>
      <text:p text:style-name="P14"><text:s text:c="4"/><text:span text:style-name="T11">WHERE Roll = s_roll</text:span></text:p>
      <text:p text:style-name="P14"><text:s text:c="4"/><text:span text:style-name="T11">LIMIT 1;</text:span></text:p>
      <text:p text:style-name="P15"/>
      <text:p text:style-name="P14"><text:s text:c="4"/><text:span text:style-name="T11">IF s_marks BETWEEN 990 AND 1500 THEN</text:span></text:p>
      <text:p text:style-name="P14"><text:s text:c="8"/><text:span text:style-name="T11">SET s_class = 'Distinction';</text:span></text:p>
      <text:p text:style-name="P14"><text:s text:c="4"/><text:span text:style-name="T11">ELSEIF s_marks BETWEEN 900 AND 989 THEN</text:span></text:p>
      <text:p text:style-name="P14"><text:s text:c="8"/><text:span text:style-name="T11">SET s_class = 'First Class';</text:span></text:p>
      <text:p text:style-name="P14"><text:s text:c="4"/><text:span text:style-name="T11">ELSEIF s_marks BETWEEN 825 AND 899 THEN</text:span></text:p>
      <text:p text:style-name="P14"><text:s text:c="8"/><text:span text:style-name="T11">SET s_class = 'Higher Second Class';</text:span></text:p>
      <text:p text:style-name="P14"><text:s text:c="4"/><text:span text:style-name="T11">ELSEIF s_marks BETWEEN 750 AND 824 THEN</text:span></text:p>
      <text:p text:style-name="P14"><text:s text:c="8"/><text:span text:style-name="T11">SET s_class = 'Second Class';</text:span></text:p>
      <text:p text:style-name="P14"><text:s text:c="4"/><text:span text:style-name="T11">ELSEIF s_marks BETWEEN 500 AND 749 THEN</text:span></text:p>
      <text:p text:style-name="P14"><text:s text:c="8"/><text:span text:style-name="T11">SET s_class = 'Pass';</text:span></text:p>
      <text:p text:style-name="P14"><text:s text:c="4"/><text:span text:style-name="T11">ELSE</text:span></text:p>
      <text:p text:style-name="P14"><text:s text:c="8"/><text:span text:style-name="T11">SET s_class = 'Fail';</text:span></text:p>
      <text:p text:style-name="P14"><text:s text:c="4"/><text:span text:style-name="T11">END IF;</text:span></text:p>
      <text:p text:style-name="P15"/>
      <text:p text:style-name="P14"><text:s text:c="4"/><text:span text:style-name="T11">INSERT INTO Result(Roll, Name, Class) VALUES (s_roll, s_name, s_class);</text:span></text:p>
      <text:p text:style-name="P2">END;</text:p>
      <text:p text:style-name="P11"><text:span text:style-name="T9">&amp;&amp; DELIMITER;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/></text:p>
      <text:p text:style-name="P9"><text:span text:style-name="T12">CALL PROCEDURE:</text:span></text:p>
      <text:p text:style-name="P9"><text:span text:style-name="T12"/></text:p>
      <text:p text:style-name="P12"><text:span text:style-name="T12">SET @studentClass = ‘’;</text:span></text:p>
      <text:p text:style-name="P12"><text:span text:style-name="T12"/></text:p>
      <text:p text:style-name="P12"><text:span text:style-name="T12">CALL proc_Grade(1,'Aarav Patel',@studentClass);</text:span></text:p>
      <text:p text:style-name="P12"><text:span text:style-name="T12"/></text:p>
      <text:p text:style-name="P12"><text:span text:style-name="T12">CALL proc_Grade(5,'Arjun Reddy',@studentClass);</text:span></text:p>
      <text:p text:style-name="P12"><text:span text:style-name="T12"/></text:p>
      <text:p text:style-name="P12"><text:span text:style-name="T12">CALL proc_Grade(10,'Neha Singh',@studentClass);</text:span></text:p>
      <text:p text:style-name="P12"><text:span text:style-name="T12"/></text:p>
      <text:p text:style-name="P9"><text:span text:style-name="T12">UPDATED Result TABLE;</text:span></text:p>
      <text:p text:style-name="P9"><text:span text:style-name="T12"/></text:p>
      <text:p text:style-name="P9"><text:span text:style-name="T12"/></text:p>
      <text:p text:style-name="P12"><text:span text:style-name="T12">SELECT * FROM Result;</text:span></text:p>
      <text:p text:style-name="P9"><text:span text:style-name="T12"/></text:p>
      <text:p text:style-name="P12"><text:span text:style-name="T12">+------+-------------+---------------------+</text:span></text:p>
      <text:p text:style-name="P12"><text:span text:style-name="T12">| Roll | Name <text:s text:c="7"/>| Class <text:s text:c="14"/>|</text:span></text:p>
      <text:p text:style-name="P12"><text:span text:style-name="T12">+------+-------------+---------------------+</text:span></text:p>
      <text:p text:style-name="P12"><text:span text:style-name="T12">| <text:s text:c="3"/>1 | Aarav Patel | Distinction <text:s text:c="8"/>|</text:span></text:p>
      <text:p text:style-name="P12"><text:span text:style-name="T12">| <text:s text:c="3"/>5 | Arjun Reddy | Higher Second Class |</text:span></text:p>
      <text:p text:style-name="P12"><text:span text:style-name="T12">| <text:s text:c="2"/>10 | Neha Singh <text:s/>| First Class <text:s text:c="8"/>|</text:span></text:p>
      <text:p text:style-name="P12"><text:span text:style-name="T12">+------+-------------+---------------------+</text:span></text:p>
      <text:p text:style-name="P11"><text:span text:style-name="T9"/></text:p>
      <text:p text:style-name="P11"><text:span text:style-name="T9"/></text:p>
      <text:p text:style-name="P10"><text:span text:style-name="T9"><text:s text:c="48"/></text:span></text:p>
      <text:p text:style-name="P10"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42:52.761153974</meta:creation-date>
    <dc:date>2024-08-12T15:11:31.936259139</dc:date>
    <meta:editing-duration>PT6M58S</meta:editing-duration>
    <meta:editing-cycles>1</meta:editing-cycles>
    <meta:document-statistic meta:table-count="0" meta:image-count="0" meta:object-count="0" meta:page-count="3" meta:paragraph-count="84" meta:word-count="440" meta:character-count="3076" meta:non-whitespace-character-count="2340"/>
    <meta:generator>LibreOffice/7.3.7.2$Linux_X86_64 LibreOffice_project/30$Build-2</meta:generator>
  </office:meta>
</office:document-meta>
</file>